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97" calcext:value-type="float">
            <text:p>97</text:p>
          </table:table-cell>
          <table:table-cell table:style-name="ce1" table:formula="of:=SUM([.C3:.C197])" office:value-type="float" office:value="51" calcext:value-type="float">
            <text:p>51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56" calcext:value-type="float">
            <text:p>156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table:number-columns-repeated="3"/>
          <table:table-cell table:style-name="ce4" table:formula="of:=[.B101]+[.C101]+[.D101]" office:value-type="float" office:value="0" calcext:value-type="float">
            <text:p>0</text:p>
          </table:table-cell>
          <table:table-cell table:style-name="ce4" table:formula="of:=[.B101] + 2*[.C101] + 4*[.D101]" office:value-type="float" office:value="0" calcext:value-type="float">
            <text:p>0</text:p>
          </table:table-cell>
          <table:table-cell table:formula="of:=SUM([.E$3:.$E101])" office:value-type="float" office:value="156" calcext:value-type="float">
            <text:p>156</text:p>
          </table:table-cell>
          <table:table-cell table:style-name="ce6" table:formula="of:=SUM([.F$3:.$F101])" office:value-type="float" office:value="231" calcext:value-type="float">
            <text:p>231</text:p>
          </table:table-cell>
          <table:table-cell table:style-name="ce8" table:formula="of:=AVERAGE([.E91:.E10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6" calcext:value-type="float">
            <text:p>156</text:p>
          </table:table-cell>
          <table:table-cell table:style-name="ce6" table:formula="of:=SUM([.F$3:.$F102])" office:value-type="float" office:value="231" calcext:value-type="float">
            <text:p>231</text:p>
          </table:table-cell>
          <table:table-cell table:style-name="ce8" table:formula="of:=AVERAGE([.E92:.E10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style-name="ce4" table:number-columns-repeated="3"/>
          <table:table-cell table:style-name="ce4" table:formula="of:=[.B103]+[.C103]+[.D103]" office:value-type="float" office:value="0" calcext:value-type="float">
            <text:p>0</text:p>
          </table:table-cell>
          <table:table-cell table:style-name="ce4" table:formula="of:=[.B103] + 2*[.C103] + 4*[.D103]" office:value-type="float" office:value="0" calcext:value-type="float">
            <text:p>0</text:p>
          </table:table-cell>
          <table:table-cell table:formula="of:=SUM([.E$3:.$E103])" office:value-type="float" office:value="156" calcext:value-type="float">
            <text:p>156</text:p>
          </table:table-cell>
          <table:table-cell table:style-name="ce6" table:formula="of:=SUM([.F$3:.$F103])" office:value-type="float" office:value="231" calcext:value-type="float">
            <text:p>231</text:p>
          </table:table-cell>
          <table:table-cell table:style-name="ce8" table:formula="of:=AVERAGE([.E93:.E103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6" calcext:value-type="float">
            <text:p>156</text:p>
          </table:table-cell>
          <table:table-cell table:style-name="ce6" table:formula="of:=SUM([.F$3:.$F104])" office:value-type="float" office:value="231" calcext:value-type="float">
            <text:p>231</text:p>
          </table:table-cell>
          <table:table-cell table:style-name="ce8" table:formula="of:=AVERAGE([.E94:.E10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table:number-columns-repeated="3"/>
          <table:table-cell table:style-name="ce4" table:formula="of:=[.B105]+[.C105]+[.D105]" office:value-type="float" office:value="0" calcext:value-type="float">
            <text:p>0</text:p>
          </table:table-cell>
          <table:table-cell table:style-name="ce4" table:formula="of:=[.B105] + 2*[.C105] + 4*[.D105]" office:value-type="float" office:value="0" calcext:value-type="float">
            <text:p>0</text:p>
          </table:table-cell>
          <table:table-cell table:formula="of:=SUM([.E$3:.$E105])" office:value-type="float" office:value="156" calcext:value-type="float">
            <text:p>156</text:p>
          </table:table-cell>
          <table:table-cell table:style-name="ce6" table:formula="of:=SUM([.F$3:.$F105])" office:value-type="float" office:value="231" calcext:value-type="float">
            <text:p>231</text:p>
          </table:table-cell>
          <table:table-cell table:style-name="ce8" table:formula="of:=AVERAGE([.E95:.E10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56" calcext:value-type="float">
            <text:p>156</text:p>
          </table:table-cell>
          <table:table-cell table:style-name="ce6" table:formula="of:=SUM([.F$3:.$F106])" office:value-type="float" office:value="231" calcext:value-type="float">
            <text:p>231</text:p>
          </table:table-cell>
          <table:table-cell table:style-name="ce8" table:formula="of:=AVERAGE([.E96:.E106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56" calcext:value-type="float">
            <text:p>156</text:p>
          </table:table-cell>
          <table:table-cell table:style-name="ce6" table:formula="of:=SUM([.F$3:.$F107])" office:value-type="float" office:value="231" calcext:value-type="float">
            <text:p>231</text:p>
          </table:table-cell>
          <table:table-cell table:style-name="ce8" table:formula="of:=AVERAGE([.E97:.E10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56" calcext:value-type="float">
            <text:p>156</text:p>
          </table:table-cell>
          <table:table-cell table:style-name="ce6" table:formula="of:=SUM([.F$3:.$F108])" office:value-type="float" office:value="231" calcext:value-type="float">
            <text:p>231</text:p>
          </table:table-cell>
          <table:table-cell table:style-name="ce8" table:formula="of:=AVERAGE([.E98:.E10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56" calcext:value-type="float">
            <text:p>156</text:p>
          </table:table-cell>
          <table:table-cell table:style-name="ce6" table:formula="of:=SUM([.F$3:.$F109])" office:value-type="float" office:value="231" calcext:value-type="float">
            <text:p>231</text:p>
          </table:table-cell>
          <table:table-cell table:style-name="ce8" table:formula="of:=AVERAGE([.E99:.E109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56" calcext:value-type="float">
            <text:p>156</text:p>
          </table:table-cell>
          <table:table-cell table:style-name="ce6" table:formula="of:=SUM([.F$3:.$F110])" office:value-type="float" office:value="231" calcext:value-type="float">
            <text:p>231</text:p>
          </table:table-cell>
          <table:table-cell table:style-name="ce8" table:formula="of:=AVERAGE([.E100:.E11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56" calcext:value-type="float">
            <text:p>156</text:p>
          </table:table-cell>
          <table:table-cell table:style-name="ce6" table:formula="of:=SUM([.F$3:.$F111])" office:value-type="float" office:value="231" calcext:value-type="float">
            <text:p>231</text:p>
          </table:table-cell>
          <table:table-cell table:style-name="ce8" table:formula="of:=AVERAGE([.E101:.E11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56" calcext:value-type="float">
            <text:p>156</text:p>
          </table:table-cell>
          <table:table-cell table:style-name="ce6" table:formula="of:=SUM([.F$3:.$F112])" office:value-type="float" office:value="231" calcext:value-type="float">
            <text:p>231</text:p>
          </table:table-cell>
          <table:table-cell table:style-name="ce8" table:formula="of:=AVERAGE([.E102:.E11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56" calcext:value-type="float">
            <text:p>156</text:p>
          </table:table-cell>
          <table:table-cell table:style-name="ce6" table:formula="of:=SUM([.F$3:.$F113])" office:value-type="float" office:value="231" calcext:value-type="float">
            <text:p>231</text:p>
          </table:table-cell>
          <table:table-cell table:style-name="ce8" table:formula="of:=AVERAGE([.E103:.E11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56" calcext:value-type="float">
            <text:p>156</text:p>
          </table:table-cell>
          <table:table-cell table:style-name="ce6" table:formula="of:=SUM([.F$3:.$F114])" office:value-type="float" office:value="231" calcext:value-type="float">
            <text:p>231</text:p>
          </table:table-cell>
          <table:table-cell table:style-name="ce8" table:formula="of:=AVERAGE([.E104:.E11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56" calcext:value-type="float">
            <text:p>156</text:p>
          </table:table-cell>
          <table:table-cell table:style-name="ce6" table:formula="of:=SUM([.F$3:.$F115])" office:value-type="float" office:value="231" calcext:value-type="float">
            <text:p>231</text:p>
          </table:table-cell>
          <table:table-cell table:style-name="ce8" table:formula="of:=AVERAGE([.E105:.E11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56" calcext:value-type="float">
            <text:p>156</text:p>
          </table:table-cell>
          <table:table-cell table:style-name="ce6" table:formula="of:=SUM([.F$3:.$F116])" office:value-type="float" office:value="231" calcext:value-type="float">
            <text:p>231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56" calcext:value-type="float">
            <text:p>156</text:p>
          </table:table-cell>
          <table:table-cell table:style-name="ce6" table:formula="of:=SUM([.F$3:.$F117])" office:value-type="float" office:value="231" calcext:value-type="float">
            <text:p>231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56" calcext:value-type="float">
            <text:p>156</text:p>
          </table:table-cell>
          <table:table-cell table:style-name="ce6" table:formula="of:=SUM([.F$3:.$F118])" office:value-type="float" office:value="231" calcext:value-type="float">
            <text:p>231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56" calcext:value-type="float">
            <text:p>156</text:p>
          </table:table-cell>
          <table:table-cell table:style-name="ce6" table:formula="of:=SUM([.F$3:.$F119])" office:value-type="float" office:value="231" calcext:value-type="float">
            <text:p>231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56" calcext:value-type="float">
            <text:p>156</text:p>
          </table:table-cell>
          <table:table-cell table:style-name="ce6" table:formula="of:=SUM([.F$3:.$F120])" office:value-type="float" office:value="231" calcext:value-type="float">
            <text:p>231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56" calcext:value-type="float">
            <text:p>156</text:p>
          </table:table-cell>
          <table:table-cell table:style-name="ce6" table:formula="of:=SUM([.F$3:.$F121])" office:value-type="float" office:value="231" calcext:value-type="float">
            <text:p>231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56" calcext:value-type="float">
            <text:p>156</text:p>
          </table:table-cell>
          <table:table-cell table:style-name="ce6" table:formula="of:=SUM([.F$3:.$F122])" office:value-type="float" office:value="231" calcext:value-type="float">
            <text:p>231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56" calcext:value-type="float">
            <text:p>156</text:p>
          </table:table-cell>
          <table:table-cell table:style-name="ce6" table:formula="of:=SUM([.F$3:.$F123])" office:value-type="float" office:value="231" calcext:value-type="float">
            <text:p>231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56" calcext:value-type="float">
            <text:p>156</text:p>
          </table:table-cell>
          <table:table-cell table:style-name="ce6" table:formula="of:=SUM([.F$3:.$F124])" office:value-type="float" office:value="231" calcext:value-type="float">
            <text:p>231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56" calcext:value-type="float">
            <text:p>156</text:p>
          </table:table-cell>
          <table:table-cell table:style-name="ce6" table:formula="of:=SUM([.F$3:.$F125])" office:value-type="float" office:value="231" calcext:value-type="float">
            <text:p>231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56" calcext:value-type="float">
            <text:p>156</text:p>
          </table:table-cell>
          <table:table-cell table:style-name="ce6" table:formula="of:=SUM([.F$3:.$F126])" office:value-type="float" office:value="231" calcext:value-type="float">
            <text:p>231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56" calcext:value-type="float">
            <text:p>156</text:p>
          </table:table-cell>
          <table:table-cell table:style-name="ce6" table:formula="of:=SUM([.F$3:.$F127])" office:value-type="float" office:value="231" calcext:value-type="float">
            <text:p>231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56" calcext:value-type="float">
            <text:p>156</text:p>
          </table:table-cell>
          <table:table-cell table:style-name="ce6" table:formula="of:=SUM([.F$3:.$F128])" office:value-type="float" office:value="231" calcext:value-type="float">
            <text:p>231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56" calcext:value-type="float">
            <text:p>156</text:p>
          </table:table-cell>
          <table:table-cell table:style-name="ce6" table:formula="of:=SUM([.F$3:.$F129])" office:value-type="float" office:value="231" calcext:value-type="float">
            <text:p>231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56" calcext:value-type="float">
            <text:p>156</text:p>
          </table:table-cell>
          <table:table-cell table:style-name="ce6" table:formula="of:=SUM([.F$3:.$F130])" office:value-type="float" office:value="231" calcext:value-type="float">
            <text:p>231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56" calcext:value-type="float">
            <text:p>156</text:p>
          </table:table-cell>
          <table:table-cell table:style-name="ce6" table:formula="of:=SUM([.F$3:.$F131])" office:value-type="float" office:value="231" calcext:value-type="float">
            <text:p>231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56" calcext:value-type="float">
            <text:p>156</text:p>
          </table:table-cell>
          <table:table-cell table:style-name="ce6" table:formula="of:=SUM([.F$3:.$F132])" office:value-type="float" office:value="231" calcext:value-type="float">
            <text:p>231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56" calcext:value-type="float">
            <text:p>156</text:p>
          </table:table-cell>
          <table:table-cell table:style-name="ce6" table:formula="of:=SUM([.F$3:.$F133])" office:value-type="float" office:value="231" calcext:value-type="float">
            <text:p>231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56" calcext:value-type="float">
            <text:p>156</text:p>
          </table:table-cell>
          <table:table-cell table:style-name="ce6" table:formula="of:=SUM([.F$3:.$F134])" office:value-type="float" office:value="231" calcext:value-type="float">
            <text:p>231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56" calcext:value-type="float">
            <text:p>156</text:p>
          </table:table-cell>
          <table:table-cell table:style-name="ce6" table:formula="of:=SUM([.F$3:.$F135])" office:value-type="float" office:value="231" calcext:value-type="float">
            <text:p>231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56" calcext:value-type="float">
            <text:p>156</text:p>
          </table:table-cell>
          <table:table-cell table:style-name="ce6" table:formula="of:=SUM([.F$3:.$F136])" office:value-type="float" office:value="231" calcext:value-type="float">
            <text:p>231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56" calcext:value-type="float">
            <text:p>156</text:p>
          </table:table-cell>
          <table:table-cell table:style-name="ce6" table:formula="of:=SUM([.F$3:.$F137])" office:value-type="float" office:value="231" calcext:value-type="float">
            <text:p>231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56" calcext:value-type="float">
            <text:p>156</text:p>
          </table:table-cell>
          <table:table-cell table:style-name="ce6" table:formula="of:=SUM([.F$3:.$F138])" office:value-type="float" office:value="231" calcext:value-type="float">
            <text:p>231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56" calcext:value-type="float">
            <text:p>156</text:p>
          </table:table-cell>
          <table:table-cell table:style-name="ce6" table:formula="of:=SUM([.F$3:.$F139])" office:value-type="float" office:value="231" calcext:value-type="float">
            <text:p>231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56" calcext:value-type="float">
            <text:p>156</text:p>
          </table:table-cell>
          <table:table-cell table:style-name="ce6" table:formula="of:=SUM([.F$3:.$F140])" office:value-type="float" office:value="231" calcext:value-type="float">
            <text:p>231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56" calcext:value-type="float">
            <text:p>156</text:p>
          </table:table-cell>
          <table:table-cell table:style-name="ce6" table:formula="of:=SUM([.F$3:.$F141])" office:value-type="float" office:value="231" calcext:value-type="float">
            <text:p>231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56" calcext:value-type="float">
            <text:p>156</text:p>
          </table:table-cell>
          <table:table-cell table:style-name="ce6" table:formula="of:=SUM([.F$3:.$F142])" office:value-type="float" office:value="231" calcext:value-type="float">
            <text:p>231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56" calcext:value-type="float">
            <text:p>156</text:p>
          </table:table-cell>
          <table:table-cell table:style-name="ce6" table:formula="of:=SUM([.F$3:.$F143])" office:value-type="float" office:value="231" calcext:value-type="float">
            <text:p>231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56" calcext:value-type="float">
            <text:p>156</text:p>
          </table:table-cell>
          <table:table-cell table:style-name="ce6" table:formula="of:=SUM([.F$3:.$F144])" office:value-type="float" office:value="231" calcext:value-type="float">
            <text:p>231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56" calcext:value-type="float">
            <text:p>156</text:p>
          </table:table-cell>
          <table:table-cell table:style-name="ce6" table:formula="of:=SUM([.F$3:.$F145])" office:value-type="float" office:value="231" calcext:value-type="float">
            <text:p>231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56" calcext:value-type="float">
            <text:p>156</text:p>
          </table:table-cell>
          <table:table-cell table:style-name="ce6" table:formula="of:=SUM([.F$3:.$F146])" office:value-type="float" office:value="231" calcext:value-type="float">
            <text:p>231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56" calcext:value-type="float">
            <text:p>156</text:p>
          </table:table-cell>
          <table:table-cell table:style-name="ce6" table:formula="of:=SUM([.F$3:.$F147])" office:value-type="float" office:value="231" calcext:value-type="float">
            <text:p>231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56" calcext:value-type="float">
            <text:p>156</text:p>
          </table:table-cell>
          <table:table-cell table:style-name="ce6" table:formula="of:=SUM([.F$3:.$F148])" office:value-type="float" office:value="231" calcext:value-type="float">
            <text:p>231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56" calcext:value-type="float">
            <text:p>156</text:p>
          </table:table-cell>
          <table:table-cell table:style-name="ce6" table:formula="of:=SUM([.F$3:.$F149])" office:value-type="float" office:value="231" calcext:value-type="float">
            <text:p>231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56" calcext:value-type="float">
            <text:p>156</text:p>
          </table:table-cell>
          <table:table-cell table:style-name="ce6" table:formula="of:=SUM([.F$3:.$F150])" office:value-type="float" office:value="231" calcext:value-type="float">
            <text:p>231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56" calcext:value-type="float">
            <text:p>156</text:p>
          </table:table-cell>
          <table:table-cell table:style-name="ce6" table:formula="of:=SUM([.F$3:.$F151])" office:value-type="float" office:value="231" calcext:value-type="float">
            <text:p>231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56" calcext:value-type="float">
            <text:p>156</text:p>
          </table:table-cell>
          <table:table-cell table:style-name="ce6" table:formula="of:=SUM([.F$3:.$F152])" office:value-type="float" office:value="231" calcext:value-type="float">
            <text:p>231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56" calcext:value-type="float">
            <text:p>156</text:p>
          </table:table-cell>
          <table:table-cell table:style-name="ce6" table:formula="of:=SUM([.F$3:.$F153])" office:value-type="float" office:value="231" calcext:value-type="float">
            <text:p>231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56" calcext:value-type="float">
            <text:p>156</text:p>
          </table:table-cell>
          <table:table-cell table:style-name="ce6" table:formula="of:=SUM([.F$3:.$F154])" office:value-type="float" office:value="231" calcext:value-type="float">
            <text:p>231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56" calcext:value-type="float">
            <text:p>156</text:p>
          </table:table-cell>
          <table:table-cell table:style-name="ce6" table:formula="of:=SUM([.F$3:.$F155])" office:value-type="float" office:value="231" calcext:value-type="float">
            <text:p>231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56" calcext:value-type="float">
            <text:p>156</text:p>
          </table:table-cell>
          <table:table-cell table:style-name="ce6" table:formula="of:=SUM([.F$3:.$F156])" office:value-type="float" office:value="231" calcext:value-type="float">
            <text:p>231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56" calcext:value-type="float">
            <text:p>156</text:p>
          </table:table-cell>
          <table:table-cell table:style-name="ce6" table:formula="of:=SUM([.F$3:.$F157])" office:value-type="float" office:value="231" calcext:value-type="float">
            <text:p>231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56" calcext:value-type="float">
            <text:p>156</text:p>
          </table:table-cell>
          <table:table-cell table:style-name="ce6" table:formula="of:=SUM([.F$3:.$F158])" office:value-type="float" office:value="231" calcext:value-type="float">
            <text:p>231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56" calcext:value-type="float">
            <text:p>156</text:p>
          </table:table-cell>
          <table:table-cell table:style-name="ce6" table:formula="of:=SUM([.F$3:.$F159])" office:value-type="float" office:value="231" calcext:value-type="float">
            <text:p>231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56" calcext:value-type="float">
            <text:p>156</text:p>
          </table:table-cell>
          <table:table-cell table:style-name="ce6" table:formula="of:=SUM([.F$3:.$F160])" office:value-type="float" office:value="231" calcext:value-type="float">
            <text:p>231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56" calcext:value-type="float">
            <text:p>156</text:p>
          </table:table-cell>
          <table:table-cell table:style-name="ce6" table:formula="of:=SUM([.F$3:.$F161])" office:value-type="float" office:value="231" calcext:value-type="float">
            <text:p>231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56" calcext:value-type="float">
            <text:p>156</text:p>
          </table:table-cell>
          <table:table-cell table:style-name="ce6" table:formula="of:=SUM([.F$3:.$F162])" office:value-type="float" office:value="231" calcext:value-type="float">
            <text:p>231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56" calcext:value-type="float">
            <text:p>156</text:p>
          </table:table-cell>
          <table:table-cell table:style-name="ce6" table:formula="of:=SUM([.F$3:.$F163])" office:value-type="float" office:value="231" calcext:value-type="float">
            <text:p>231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56" calcext:value-type="float">
            <text:p>156</text:p>
          </table:table-cell>
          <table:table-cell table:style-name="ce6" table:formula="of:=SUM([.F$3:.$F164])" office:value-type="float" office:value="231" calcext:value-type="float">
            <text:p>231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56" calcext:value-type="float">
            <text:p>156</text:p>
          </table:table-cell>
          <table:table-cell table:style-name="ce6" table:formula="of:=SUM([.F$3:.$F165])" office:value-type="float" office:value="231" calcext:value-type="float">
            <text:p>231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56" calcext:value-type="float">
            <text:p>156</text:p>
          </table:table-cell>
          <table:table-cell table:style-name="ce6" table:formula="of:=SUM([.F$3:.$F166])" office:value-type="float" office:value="231" calcext:value-type="float">
            <text:p>231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56" calcext:value-type="float">
            <text:p>156</text:p>
          </table:table-cell>
          <table:table-cell table:style-name="ce6" table:formula="of:=SUM([.F$3:.$F167])" office:value-type="float" office:value="231" calcext:value-type="float">
            <text:p>231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56" calcext:value-type="float">
            <text:p>156</text:p>
          </table:table-cell>
          <table:table-cell table:style-name="ce6" table:formula="of:=SUM([.F$3:.$F168])" office:value-type="float" office:value="231" calcext:value-type="float">
            <text:p>231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56" calcext:value-type="float">
            <text:p>156</text:p>
          </table:table-cell>
          <table:table-cell table:style-name="ce6" table:formula="of:=SUM([.F$3:.$F169])" office:value-type="float" office:value="231" calcext:value-type="float">
            <text:p>231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56" calcext:value-type="float">
            <text:p>156</text:p>
          </table:table-cell>
          <table:table-cell table:style-name="ce6" table:formula="of:=SUM([.F$3:.$F170])" office:value-type="float" office:value="231" calcext:value-type="float">
            <text:p>231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56" calcext:value-type="float">
            <text:p>156</text:p>
          </table:table-cell>
          <table:table-cell table:style-name="ce6" table:formula="of:=SUM([.F$3:.$F171])" office:value-type="float" office:value="231" calcext:value-type="float">
            <text:p>231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56" calcext:value-type="float">
            <text:p>156</text:p>
          </table:table-cell>
          <table:table-cell table:style-name="ce6" table:formula="of:=SUM([.F$3:.$F172])" office:value-type="float" office:value="231" calcext:value-type="float">
            <text:p>231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56" calcext:value-type="float">
            <text:p>156</text:p>
          </table:table-cell>
          <table:table-cell table:style-name="ce6" table:formula="of:=SUM([.F$3:.$F173])" office:value-type="float" office:value="231" calcext:value-type="float">
            <text:p>231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56" calcext:value-type="float">
            <text:p>156</text:p>
          </table:table-cell>
          <table:table-cell table:style-name="ce6" table:formula="of:=SUM([.F$3:.$F174])" office:value-type="float" office:value="231" calcext:value-type="float">
            <text:p>231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56" calcext:value-type="float">
            <text:p>156</text:p>
          </table:table-cell>
          <table:table-cell table:style-name="ce6" table:formula="of:=SUM([.F$3:.$F175])" office:value-type="float" office:value="231" calcext:value-type="float">
            <text:p>231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56" calcext:value-type="float">
            <text:p>156</text:p>
          </table:table-cell>
          <table:table-cell table:style-name="ce6" table:formula="of:=SUM([.F$3:.$F176])" office:value-type="float" office:value="231" calcext:value-type="float">
            <text:p>231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56" calcext:value-type="float">
            <text:p>156</text:p>
          </table:table-cell>
          <table:table-cell table:style-name="ce6" table:formula="of:=SUM([.F$3:.$F177])" office:value-type="float" office:value="231" calcext:value-type="float">
            <text:p>231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56" calcext:value-type="float">
            <text:p>156</text:p>
          </table:table-cell>
          <table:table-cell table:style-name="ce6" table:formula="of:=SUM([.F$3:.$F178])" office:value-type="float" office:value="231" calcext:value-type="float">
            <text:p>231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56" calcext:value-type="float">
            <text:p>156</text:p>
          </table:table-cell>
          <table:table-cell table:style-name="ce6" table:formula="of:=SUM([.F$3:.$F179])" office:value-type="float" office:value="231" calcext:value-type="float">
            <text:p>231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56" calcext:value-type="float">
            <text:p>156</text:p>
          </table:table-cell>
          <table:table-cell table:style-name="ce6" table:formula="of:=SUM([.F$3:.$F180])" office:value-type="float" office:value="231" calcext:value-type="float">
            <text:p>231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56" calcext:value-type="float">
            <text:p>156</text:p>
          </table:table-cell>
          <table:table-cell table:style-name="ce6" table:formula="of:=SUM([.F$3:.$F181])" office:value-type="float" office:value="231" calcext:value-type="float">
            <text:p>231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56" calcext:value-type="float">
            <text:p>156</text:p>
          </table:table-cell>
          <table:table-cell table:style-name="ce6" table:formula="of:=SUM([.F$3:.$F182])" office:value-type="float" office:value="231" calcext:value-type="float">
            <text:p>231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56" calcext:value-type="float">
            <text:p>156</text:p>
          </table:table-cell>
          <table:table-cell table:style-name="ce6" table:formula="of:=SUM([.F$3:.$F183])" office:value-type="float" office:value="231" calcext:value-type="float">
            <text:p>231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56" calcext:value-type="float">
            <text:p>156</text:p>
          </table:table-cell>
          <table:table-cell table:style-name="ce6" table:formula="of:=SUM([.F$3:.$F184])" office:value-type="float" office:value="231" calcext:value-type="float">
            <text:p>231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56" calcext:value-type="float">
            <text:p>156</text:p>
          </table:table-cell>
          <table:table-cell table:style-name="ce6" table:formula="of:=SUM([.F$3:.$F185])" office:value-type="float" office:value="231" calcext:value-type="float">
            <text:p>231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56" calcext:value-type="float">
            <text:p>156</text:p>
          </table:table-cell>
          <table:table-cell table:style-name="ce6" table:formula="of:=SUM([.F$3:.$F186])" office:value-type="float" office:value="231" calcext:value-type="float">
            <text:p>231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56" calcext:value-type="float">
            <text:p>156</text:p>
          </table:table-cell>
          <table:table-cell table:style-name="ce6" table:formula="of:=SUM([.F$3:.$F187])" office:value-type="float" office:value="231" calcext:value-type="float">
            <text:p>231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56" calcext:value-type="float">
            <text:p>156</text:p>
          </table:table-cell>
          <table:table-cell table:style-name="ce6" table:formula="of:=SUM([.F$3:.$F188])" office:value-type="float" office:value="231" calcext:value-type="float">
            <text:p>231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56" calcext:value-type="float">
            <text:p>156</text:p>
          </table:table-cell>
          <table:table-cell table:style-name="ce6" table:formula="of:=SUM([.F$3:.$F189])" office:value-type="float" office:value="231" calcext:value-type="float">
            <text:p>231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56" calcext:value-type="float">
            <text:p>156</text:p>
          </table:table-cell>
          <table:table-cell table:style-name="ce6" table:formula="of:=SUM([.F$3:.$F190])" office:value-type="float" office:value="231" calcext:value-type="float">
            <text:p>231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56" calcext:value-type="float">
            <text:p>156</text:p>
          </table:table-cell>
          <table:table-cell table:style-name="ce6" table:formula="of:=SUM([.F$3:.$F191])" office:value-type="float" office:value="231" calcext:value-type="float">
            <text:p>231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56" calcext:value-type="float">
            <text:p>156</text:p>
          </table:table-cell>
          <table:table-cell table:style-name="ce6" table:formula="of:=SUM([.F$3:.$F192])" office:value-type="float" office:value="231" calcext:value-type="float">
            <text:p>231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56" calcext:value-type="float">
            <text:p>156</text:p>
          </table:table-cell>
          <table:table-cell table:style-name="ce6" table:formula="of:=SUM([.F$3:.$F193])" office:value-type="float" office:value="231" calcext:value-type="float">
            <text:p>231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56" calcext:value-type="float">
            <text:p>156</text:p>
          </table:table-cell>
          <table:table-cell table:style-name="ce6" table:formula="of:=SUM([.F$3:.$F194])" office:value-type="float" office:value="231" calcext:value-type="float">
            <text:p>231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56" calcext:value-type="float">
            <text:p>156</text:p>
          </table:table-cell>
          <table:table-cell table:style-name="ce6" table:formula="of:=SUM([.F$3:.$F195])" office:value-type="float" office:value="231" calcext:value-type="float">
            <text:p>231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56" calcext:value-type="float">
            <text:p>156</text:p>
          </table:table-cell>
          <table:table-cell table:style-name="ce6" table:formula="of:=SUM([.F$3:.$F196])" office:value-type="float" office:value="231" calcext:value-type="float">
            <text:p>231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56" calcext:value-type="float">
            <text:p>156</text:p>
          </table:table-cell>
          <table:table-cell table:style-name="ce6" table:formula="of:=SUM([.F$3:.$F197])" office:value-type="float" office:value="231" calcext:value-type="float">
            <text:p>231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3" table:default-cell-style-name="Default"/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x`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23:56:16.951335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09-24T01:55:12.297754252</dc:date>
    <meta:editing-duration>P54DT23H35M1S</meta:editing-duration>
    <meta:editing-cycles>128</meta:editing-cycles>
    <meta:generator>LibreOffice/5.1.6.2$Linux_X86_64 LibreOffice_project/10m0$Build-2</meta:generator>
    <meta:document-statistic meta:table-count="2" meta:cell-count="12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56">
                <text:p>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7">
                <text:p>97</text:p>
                <draw:g>
                  <svg:desc>Sheet1.J3:Sheet1.L3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